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fo:font-family="Lexend" style:font-family-asian="Lexend" style:font-family-complex="Lexend" fo:background-color="transparent" fo:color="#073763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2.00pt" fo:font-weight="normal" fo:font-family="Inter" style:font-family-asian="Inter" style:font-family-complex="Inter" fo:background-color="transparent" style:use-window-font-color="true"/>
    </style:style>
    <style:style style:name="T4" style:family="text">
      <style:text-properties fo:font-size="16.00pt" fo:font-weight="bold" fo:font-family="Inter" style:font-family-asian="Inter" style:font-family-complex="Inter" fo:background-color="transparent" fo:color="#0c343d"/>
    </style:style>
    <style:style style:name="T5" style:family="text">
      <style:text-properties fo:font-size="11.00pt" fo:font-weight="normal" fo:font-family="Inter" style:font-family-asian="Inter" style:font-family-complex="Inter" fo:background-color="transparent" style:use-window-font-color="true"/>
    </style:style>
    <style:style style:name="T6" style:family="text">
      <style:text-properties fo:font-size="16.00pt" fo:font-weight="bold" fo:font-family="'Inter, sans-serif'" style:font-family-asian="'Inter, sans-serif'" style:font-family-complex="'Inter, sans-serif'" fo:background-color="transparent" fo:color="#0c343d"/>
    </style:style>
    <style:style style:name="T7" style:family="text">
      <style:text-properties fo:font-size="11.00pt" fo:font-weight="normal" fo:font-family="'Inter, sans-serif'" style:font-family-asian="'Inter, sans-serif'" style:font-family-complex="'Inter, sans-serif'" fo:background-color="transparent" fo:color="#000000"/>
    </style:style>
    <style:style style:name="T8" style:family="text">
      <style:text-properties fo:font-size="11.00pt" fo:font-weight="normal" fo:font-family="'Cambria Math'" style:font-family-asian="'Cambria Math'" style:font-family-complex="'Cambria Math'" fo:background-color="transparent" fo:color="#000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" style:family="text">
      <style:text-properties fo:font-size="11.00pt" fo:font-weight="normal" fo:font-family="'Cambria Math'" style:font-family-asian="'Cambria Math'" style:font-family-complex="'Cambria Math'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" style:family="text">
      <style:text-properties fo:font-size="11.00pt" fo:font-weight="normal" fo:font-family="'Cambria Math'" style:font-family-asian="'Cambria Math'" style:font-family-complex="'Cambria Math'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" style:family="text">
      <style:text-properties fo:font-size="11.00pt" fo:font-weight="normal" fo:font-family="'Inter, sans-serif'" style:font-family-asian="'Inter, sans-serif'" style:font-family-complex="'Inter, sans-serif'" fo:background-color="transparent" fo:color="#000000"/>
    </style:style>
    <style:style style:name="T15" style:family="text">
      <style:text-properties fo:font-size="11.00pt" fo:font-weight="normal" fo:font-family="Inter" style:font-family-asian="Inter" style:font-family-complex="Inter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50.00%" fo:text-align="left" fo:margin-bottom="10.00pt"/>
    </style:style>
    <style:style style:name="P3" style:family="paragraph">
      <style:paragraph-properties fo:line-height="100.00%" fo:text-align="justify" fo:margin-top="18.00pt" fo:margin-bottom="6.00pt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50.00%" fo:text-align="justify" fo:margin-left="-18.00pt" fo:text-indent="18.00pt" fo:margin-bottom="10.00pt"/>
    </style:style>
    <style:style style:name="P5" style:family="paragraph">
      <style:paragraph-properties fo:line-height="180.00%" fo:text-align="justify" fo:margin-top="18.00pt" fo:margin-bottom="6.00pt"/>
    </style:style>
    <style:style style:name="P6" style:family="paragraph">
      <style:paragraph-properties fo:line-height="180.00%" fo:text-align="justify" fo:margin-bottom="10.00pt"/>
    </style:style>
    <style:style style:name="P7" style:family="paragraph">
      <style:paragraph-properties fo:line-height="115.00%" fo:text-align="justify" fo:margin-bottom="7.00pt"/>
    </style:style>
  </office:automatic-styles>
  <office:body>
    <office:text>
      <text:p text:style-name="P1"><text:span text:style-name="T1">Redes neuronales para el reconocimiento de figuras geométricas</text:span></text:p>
      <text:p text:style-name="P2"><draw:frame text:anchor-type="as-char" svg:width="42.12mm" svg:height="42.33mm" style:rel-width="scale" style:rel-height="scale"><draw:object-ole xlink:href="OleObj1"/><draw:image xlink:href="ObjectReplacements/OleObj1"/></draw:frame><text:span text:style-name="T3"><text:s/></text:span></text:p>
      <text:p text:style-name="P3"><text:span text:style-name="T4">Red Neuronal</text:span></text:p>
      <text:list text:style-name="L4">
        <text:list-item>
          <text:p text:style-name="P4"><text:span text:style-name="T5">Es un método de la inteligencia artificial que enseña a las computadoras a procesar datos, inspirada en la forma en que lo hace el cerebro humano. </text:span></text:p>
        </text:list-item>
        <text:list-item>
          <text:p text:style-name="P4"><text:span text:style-name="T5">Es un tipo de proceso de machine learning llamado aprendizaje profundo.</text:span></text:p>
        </text:list-item>
        <text:list-item>
          <text:p text:style-name="P4"><text:span text:style-name="T5">Utiliza los nodos o neuronas interconectados en una estructura de capas.</text:span></text:p>
        </text:list-item>
      </text:list>
      <text:p text:style-name="P5"><text:span text:style-name="T6">Sobre el proyecto</text:span></text:p>
      <text:p text:style-name="P6"><text:span text:style-name="T7">El objetivo del proyecto es implementar una red neuronal artificial para el reconocimiento de figuras geométricas, enseñándole a la computadora a procesar un set de datos ingresados con distintas imágenes de diferentes figuras.</text:span></text:p>
      <text:p text:style-name="P6"><text:span text:style-name="T7">La idea es desarrollar una interfaz de usuario que permita al usuario ingresar una imagen que contenga una figura geométrica y el programa le mostrará sobre esa misma interfaz el resultado, por ejemplo con el texto: “Cuadrado”. </text:span></text:p>
      <text:p text:style-name="P6"><text:span text:style-name="T7">Internamente, el programa poseerá un set de datos, que contendrá las imágenes, previamente normalizadas y validadas, con su correspondiente etiqueta (el nombre de la figura). Este set de datos servirá para enseñarle a la computadora a través de un entrenador, que estará conectado a un modelo: posee las diferentes capas, el optimizador, el tamaño del bache y el formato de entrada y salida, entre otras funcionalidades que se irán agregando a lo largo del desarrollo del proyecto.</text:span></text:p>
      <text:p text:style-name="P6"><text:span text:style-name="T7">Distribución de roles y tareas</text:span></text:p>
      <text:p text:style-name="P6"><text:span text:style-name="T7">Roles</text:span></text:p>
      <text:p text:style-name="P6"><text:span text:style-name="T7">Product Owner<text:s/></text:span><text:span text:style-name="T8">→</text:span><text:span text:style-name="T9"><text:s/>Luca Zamperoni.</text:span></text:p>
      <text:p text:style-name="P6"><text:span text:style-name="T9">Tiene el conocimiento del lado del negocio para comunicarse con el stakeholder y el conocimiento técnico para entender la complejidad de la tarea. </text:span></text:p>
      <text:p text:style-name="P6"><text:span text:style-name="T9">Scrum Master<text:s/></text:span><text:span text:style-name="T10">→</text:span><text:span text:style-name="T11"><text:s/>Chat GPT</text:span></text:p>
      <text:p text:style-name="P6"><text:span text:style-name="T11">Experto en scrum. Quien ayuda a manejar el equipo dentro de la metodología. </text:span></text:p>
      <text:p text:style-name="P6"><text:span text:style-name="T11">Development team<text:s/></text:span><text:span text:style-name="T12">→</text:span><text:span text:style-name="T13"><text:s/>Franco Santibañez, Jazmín Rillo, Luca Zamperoni, Lucas Cardone, Valentín Tamola.</text:span></text:p>
      <text:p text:style-name="P6"><text:span text:style-name="T13">Equipo que se encarga del desarrollo del producto, de crearlo.<text:s/></text:span><text:span text:style-name="T14"/></text:p>
      <text:p text:style-name="P7"><text:span text:style-name="T15"><text:line-break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